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E000002121D1EEB1AF2AF1C1D.png" manifest:media-type="image/png"/>
  <manifest:file-entry manifest:full-path="Pictures/10000001000005D6000003B4941329B0A8794F94.png" manifest:media-type="image/png"/>
  <manifest:file-entry manifest:full-path="Pictures/100000000000033E00000244A978281A3B09A98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modern" style:font-pitch="variable"/>
    <style:font-face style:name="Arial4" svg:font-family="Arial" style:font-pitch="variable"/>
    <style:font-face style:name="Courier 10 Pitch" svg:font-family="'Courier 10 Pitch'" style:font-pitch="fixed"/>
    <style:font-face style:name="Courier 10 Pitch1" svg:font-family="'Courier 10 Pitch'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subtitle" style:list-style-name="L5">
      <style:graphic-properties draw:fill-color="#ffffff" fo:min-height="11.501cm"/>
      <style:paragraph-properties style:writing-mode="lr-tb"/>
    </style:style>
    <style:style style:name="pr1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Default-subtitle">
      <style:graphic-properties draw:fill-color="#ffffff" fo:min-height="11.501cm"/>
      <style:paragraph-properties style:writing-mode="lr-tb"/>
    </style:style>
    <style:style style:name="pr14" style:family="presentation" style:parent-style-name="Default-notes">
      <style:graphic-properties draw:fill-color="#ffffff" fo:min-height="13.364cm"/>
      <style:paragraph-properties style:writing-mode="lr-tb"/>
    </style:style>
    <style:style style:name="pr15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6cm" fo:padding-bottom="0.1cm" fo:padding-left="0.6cm" fo:padding-right="0.1cm"/>
      <style:paragraph-properties style:writing-mode="lr-tb"/>
    </style:style>
    <style:style style:name="pr16" style:family="presentation" style:parent-style-name="Default-outline1">
      <style:graphic-properties/>
      <style:paragraph-properties style:writing-mode="lr-tb"/>
    </style:style>
    <style:style style:name="pr17" style:family="presentation" style:parent-style-name="Default-subtitle" style:list-style-name="L7">
      <style:graphic-properties draw:fill-color="#ffffff" fo:min-height="15.001cm"/>
      <style:paragraph-properties style:writing-mode="lr-tb"/>
    </style:style>
    <style:style style:name="pr18" style:family="presentation" style:parent-style-name="Default-outline1">
      <style:graphic-properties draw:fill="solid" draw:fill-color="#ffffff" draw:fit-to-size="false" style:shrink-to-fit="false" fo:min-height="15.001cm"/>
      <style:paragraph-properties style:writing-mode="lr-tb"/>
    </style:style>
    <style:style style:name="pr19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0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1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2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-color="#ffffff"/>
      <style:paragraph-properties style:writing-mode="lr-tb"/>
      <style:text-properties fo:font-size="12pt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fo:margin-top="0cm" fo:margin-bottom="0cm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13" style:family="paragraph">
      <loext:graphic-properties draw:fill="solid" draw:fill-color="#c4c4c4"/>
      <style:paragraph-properties fo:margin-top="0cm" fo:margin-bottom="0cm" style:writing-mode="lr-tb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style:font-name="Courier New1" fo:font-size="12pt" style:font-size-asian="15pt" style:font-size-complex="15pt"/>
    </style:style>
    <style:style style:name="P14" style:family="paragraph">
      <style:paragraph-properties fo:margin-top="0cm" fo:margin-bottom="0cm">
        <style:tab-stops/>
      </style:paragraph-properties>
    </style:style>
    <style:style style:name="P15" style:family="paragraph">
      <loext:graphic-properties draw:fill="solid" draw:fill-color="#c4c4c4"/>
      <style:paragraph-properties fo:margin-top="0cm" fo:margin-bottom="0cm" style:writing-mode="lr-tb">
        <style:tab-stops/>
      </style:paragraph-properties>
      <style:text-properties style:font-name="Courier New1" fo:font-size="12pt" style:font-size-asian="18pt" style:font-size-complex="18pt"/>
    </style:style>
    <style:style style:name="P16" style:family="paragraph">
      <style:paragraph-properties fo:margin-top="0cm" fo:margin-bottom="0cm"/>
    </style:style>
    <style:style style:name="P17" style:family="paragraph">
      <loext:graphic-properties draw:fill="solid" draw:fill-color="#c4c4c4"/>
      <style:paragraph-properties fo:margin-top="0cm" fo:margin-bottom="0cm" style:writing-mode="lr-tb"/>
      <style:text-properties style:font-name="Courier New1" fo:font-size="12pt" style:font-size-asian="18pt" style:font-size-complex="18pt"/>
    </style:style>
    <style:style style:name="P18" style:family="paragraph">
      <loext:graphic-properties draw:fill="solid" draw:fill-color="#c4c4c4"/>
      <style:paragraph-properties fo:margin-top="0cm" fo:margin-bottom="0cm" style:writing-mode="lr-tb"/>
      <style:text-properties style:font-name="Courier New1" fo:font-size="12pt" style:font-size-asian="12pt" style:font-size-complex="12pt"/>
    </style:style>
    <style:style style:name="P19" style:family="paragraph">
      <loext:graphic-properties draw:fill="solid" draw:fill-color="#ffffff"/>
      <style:paragraph-properties style:writing-mode="lr-tb"/>
    </style:style>
    <style:style style:name="P2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2" style:family="paragraph">
      <loext:graphic-properties draw:fill-color="#ffffff"/>
      <style:paragraph-properties fo:margin-left="0cm" fo:margin-right="0cm" fo:text-indent="0cm" style:writing-mode="lr-tb"/>
      <style:text-properties fo:font-weight="normal" style:font-weight-asian="normal" style:font-weight-complex="normal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 loext:opacity="0%" fo:font-size="32pt" style:font-size-asian="32pt" style:font-size-complex="32pt"/>
    </style:style>
    <style:style style:name="T7" style:family="text">
      <style:text-properties style:font-name="Courier New1" fo:font-size="12pt" style:font-size-asian="15pt" style:font-size-complex="15pt"/>
    </style:style>
    <style:style style:name="T8" style:family="text">
      <style:text-properties style:font-name="Courier New1" fo:font-size="12pt" fo:font-weight="bold" style:font-size-asian="15pt" style:font-weight-asian="bold" style:font-size-complex="15pt" style:font-weight-complex="bold"/>
    </style:style>
    <style:style style:name="T9" style:family="text">
      <style:text-properties style:font-name="Courier New1" fo:font-size="12pt" style:font-size-asian="18pt" style:font-size-complex="18pt"/>
    </style:style>
    <style:style style:name="T10" style:family="text">
      <style:text-properties style:font-name="Courier New1" fo:font-size="12pt" fo:font-weight="bold" style:font-size-asian="18pt" style:font-weight-asian="bold" style:font-size-complex="18pt" style:font-weight-complex="bold"/>
    </style:style>
    <style:style style:name="T11" style:family="text">
      <style:text-properties style:font-name="Courier New1" fo:font-size="12pt" style:font-size-asian="12pt" style:font-size-complex="12pt"/>
    </style:style>
    <style:style style:name="T12" style:family="text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Courier New1" fo:font-size="12pt" style:font-size-asian="2pt" style:font-size-complex="2pt"/>
    </style:style>
    <style:style style:name="T14" style:family="text">
      <style:text-properties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style:font-name="Courier 10 Pitch" fo:font-weight="bold" style:font-weight-asian="bold" style:font-weight-complex="bold"/>
    </style:style>
    <style:style style:name="T19" style:family="text">
      <style:text-properties fo:font-size="18pt" style:font-size-asian="18pt" style:font-weight-asian="normal" style:font-size-complex="18pt"/>
    </style:style>
    <style:style style:name="T20" style:family="text">
      <style:text-properties fo:font-size="32pt" fo:font-weight="bold" style:font-weight-asian="bold" style:font-weight-complex="bold"/>
    </style:style>
    <style:style style:name="T21" style:family="text">
      <style:text-properties fo:font-size="32pt" fo:font-weight="normal" style:font-weight-asian="normal" style:font-weight-complex="normal"/>
    </style:style>
    <style:style style:name="T2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5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Object Creation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9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5" draw:layer="layout" svg:width="27cm" svg:height="11.5cm" svg:x="0.5cm" svg:y="2.25cm" presentation:class="outline">
          <draw:text-box>
            <text:list text:style-name="L3">
              <text:list-item>
                <text:p><text:span text:style-name="T5">Object creation patterns</text:span></text:p>
              </text:list-item>
              <text:list-item>
                <text:p><text:span text:style-name="T5">Switch / case statement</text:span></text:p>
              </text:list-item>
              <text:list-item>
                <text:p><text:span text:style-name="T5">Factory method</text:span></text:p>
              </text:list-item>
              <text:list-item>
                <text:p><text:span text:style-name="T5">Abstract factory</text:span></text:p>
              </text:list-item>
              <text:list-item>
                <text:p><text:span text:style-name="T5">Product trader</text:span></text:p>
              </text:list-item>
              <text:list-item>
                <text:p><text:span text:style-name="T5">Prototype (cloning)</text:span></text:p>
              </text:list-item>
              <text:list-item>
                <text:p><text:span text:style-name="T5">Object creation reviewed</text:span></text:p>
              </text:list-item>
              <text:list-item>
                <text:p><text:span text:style-name="T5">Object creation model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Object Creation Patterns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(Design) Patterns of Object Creation</text:p>
          </draw:text-box>
        </draw:frame>
        <draw:frame presentation:style-name="pr10" draw:text-style-name="P8" draw:layer="layout" svg:width="27cm" svg:height="11.5cm" svg:x="0.5cm" svg:y="2.25cm" presentation:class="subtitle">
          <draw:text-box>
            <text:list text:style-name="L5">
              <text:list-item>
                <text:p text:style-name="P7"><text:span text:style-name="T1">Switch / Case</text:span></text:p>
              </text:list-item>
              <text:list-item>
                <text:p text:style-name="P7"><text:span text:style-name="T1">Factory Method</text:span></text:p>
              </text:list-item>
              <text:list-item>
                <text:p text:style-name="P7"><text:span text:style-name="T1">(Abstract) Factory</text:span></text:p>
              </text:list-item>
              <text:list-item>
                <text:p text:style-name="P7"><text:span text:style-name="T1">Product Trader</text:span></text:p>
              </text:list-item>
              <text:list-item>
                <text:p text:style-name="P7"><text:span text:style-name="T1">Prototyp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1" draw:text-style-name="P9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Object Creation Exampl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reate a document from its file type (extension)</text:p>
              </text:list-item>
              <text:list-item>
                <text:p>Create an application for the docu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pplication Document Model</text:p>
          </draw:text-box>
        </draw:frame>
        <draw:frame draw:style-name="gr2" draw:text-style-name="P11" draw:layer="layout" svg:width="16.456cm" svg:height="11.5cm" svg:x="5.772cm" svg:y="2.25cm" presentation:class="graphic">
          <draw:image xlink:href="Pictures/100000000000033E00000244A978281A3B09A9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valuation Criteria</text:p>
          </draw:text-box>
        </draw:frame>
        <draw:frame presentation:style-name="pr13" draw:text-style-name="P8" draw:layer="layout" svg:width="27cm" svg:height="11.5cm" svg:x="0.5cm" svg:y="2.25cm" presentation:class="subtitle">
          <draw:text-box>
            <text:p text:style-name="P7"><text:span text:style-name="T6">Ease of </text:span></text:p>
            <text:list text:style-name="L5">
              <text:list-item>
                <text:p text:style-name="P7"><text:span text:style-name="T6">Reading code</text:span></text:p>
              </text:list-item>
              <text:list-item>
                <text:p text:style-name="P7"><text:span text:style-name="T6">Understanding code</text:span></text:p>
              </text:list-item>
              <text:list-item>
                <text:p text:style-name="P7"><text:span text:style-name="T6">Changing code</text:span></text:p>
              </text:list-item>
              <text:list-item>
                <text:p text:style-name="P7"><text:span text:style-name="T6">Extending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Switch / Case Statement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enario 1: File-type → Document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lient is run-time environment, e.g. desktop</text:p>
              </text:list-item>
              <text:list-item>
                <text:p>Wants to create document for given fil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cm" svg:height="13.5cm" svg:x="1.5cm" svg:y="1cm" draw:page-number="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witch / Case Applied</text:p>
          </draw:text-box>
        </draw:frame>
        <draw:frame presentation:style-name="pr15" draw:text-style-name="P13" draw:layer="layout" svg:width="27cm" svg:height="11.5cm" svg:x="0.5cm" svg:y="2.25cm" presentation:class="outline">
          <draw:text-box>
            <text:p text:style-name="P12"><text:span text:style-name="T7">public class </text:span><text:span text:style-name="T8">Client</text:span><text:span text:style-name="T7"> {</text:span></text:p>
            <text:p text:style-name="P12"><text:span text:style-name="T7"/></text:p>
            <text:p text:style-name="P12"><text:span text:style-name="T7"><text:s text:c="2"/></text:span><text:span text:style-name="T7">public Document </text:span><text:span text:style-name="T8">createDocument</text:span><text:span text:style-name="T7">(File file) {</text:span></text:p>
            <text:p text:style-name="P12"><text:span text:style-name="T7"><text:s text:c="4"/></text:span><text:span text:style-name="T7">String fileType = file.getFileType();</text:span></text:p>
            <text:p text:style-name="P12"><text:span text:style-name="T7"><text:s text:c="4"/></text:span><text:span text:style-name="T7">Document result = null;</text:span></text:p>
            <text:p text:style-name="P12"><text:span text:style-name="T7"/></text:p>
            <text:p text:style-name="P12"><text:span text:style-name="T7"><text:s text:c="4"/></text:span><text:span text:style-name="T7">if (fileType.equals("odt")) {</text:span></text:p>
            <text:p text:style-name="P12"><text:span text:style-name="T7"><text:s text:c="6"/></text:span><text:span text:style-name="T7">result = </text:span><text:span text:style-name="T8">new TextDocument()</text:span><text:span text:style-name="T7">;</text:span></text:p>
            <text:p text:style-name="P12"><text:span text:style-name="T7"><text:s text:c="4"/></text:span><text:span text:style-name="T7">} else if (fileType.equals("ods")) {</text:span></text:p>
            <text:p text:style-name="P12"><text:span text:style-name="T7"><text:s text:c="6"/></text:span><text:span text:style-name="T7">result = </text:span><text:span text:style-name="T8">new Spreadsheet()</text:span><text:span text:style-name="T7">;</text:span></text:p>
            <text:p text:style-name="P12"><text:span text:style-name="T7"><text:s text:c="4"/></text:span><text:span text:style-name="T7">} else if (fileType.equals("odp")) {</text:span></text:p>
            <text:p text:style-name="P12"><text:span text:style-name="T7"><text:s text:c="6"/></text:span><text:span text:style-name="T7">result = </text:span><text:span text:style-name="T8">new Presentation()</text:span><text:span text:style-name="T7">;</text:span></text:p>
            <text:p text:style-name="P12"><text:span text:style-name="T7"><text:s text:c="4"/></text:span><text:span text:style-name="T7">}</text:span></text:p>
            <text:p text:style-name="P12"><text:span text:style-name="T7"/></text:p>
            <text:p text:style-name="P12"><text:span text:style-name="T7"><text:s text:c="4"/></text:span><text:span text:style-name="T7">...</text:span></text:p>
            <text:p text:style-name="P12"><text:span text:style-name="T7"><text:s text:c="4"/></text:span><text:span text:style-name="T7">return result;</text:span></text:p>
            <text:p text:style-name="P12"><text:span text:style-name="T7"><text:s text:c="2"/></text:span><text:span text:style-name="T7">}</text:span></text:p>
            <text:p text:style-name="P12"><text:span text:style-name="T7"/></text:p>
            <text:p text:style-name="P12"><text:span text:style-name="T7"><text:s text:c="2"/></text:span><text:span text:style-name="T7">...</text:span></text:p>
            <text:p text:style-name="P12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witch / Case Evaluated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understand</text:p>
                  </text:list-item>
                  <text:list-item>
                    <text:p>Easy to chang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May require use of initialization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Factory Method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enario 2: Application → Document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lient is run-time environment, e.g. desktop</text:p>
              </text:list-item>
              <text:list-item>
                <text:p>Wants to create document for given applic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actory Method Applied</text:p>
          </draw:text-box>
        </draw:frame>
        <draw:frame presentation:style-name="pr15" draw:text-style-name="P15" draw:layer="layout" svg:width="27cm" svg:height="3cm" svg:x="0.5cm" svg:y="2.25cm" presentation:class="outline" presentation:user-transformed="true">
          <draw:text-box>
            <text:p text:style-name="P14"><text:span text:style-name="T9">public abstract class Application {</text:span></text:p>
            <text:p text:style-name="P14"><text:span text:style-name="T9"><text:s text:c="2"/></text:span><text:span text:style-name="T9">public abstract Document </text:span><text:span text:style-name="T10">createDocument</text:span><text:span text:style-name="T9">();</text:span></text:p>
            <text:p text:style-name="P14"><text:span text:style-name="T9"><text:s text:c="2"/></text:span><text:span text:style-name="T9">...</text:span></text:p>
            <text:p text:style-name="P14"><text:span text:style-name="T9">}</text:span></text:p>
          </draw:text-box>
        </draw:frame>
        <draw:frame presentation:style-name="pr15" draw:text-style-name="P15" draw:layer="layout" svg:width="27cm" svg:height="3cm" svg:x="0.5cm" svg:y="5.2cm" presentation:class="outline" presentation:user-transformed="true">
          <draw:text-box>
            <text:p text:style-name="P14"><text:span text:style-name="T9">public class Writer extends Application {</text:span></text:p>
            <text:p text:style-name="P14"><text:span text:style-name="T9"><text:s text:c="2"/></text:span><text:span text:style-name="T9">public Document </text:span><text:span text:style-name="T10">createDocument</text:span><text:span text:style-name="T9">() { return new TextDocument(); }</text:span></text:p>
            <text:p text:style-name="P14"><text:span text:style-name="T9"><text:s text:c="2"/></text:span><text:span text:style-name="T9">...</text:span></text:p>
            <text:p text:style-name="P14"><text:span text:style-name="T9">}</text:span></text:p>
          </draw:text-box>
        </draw:frame>
        <draw:frame presentation:style-name="pr15" draw:text-style-name="P15" draw:layer="layout" svg:width="27cm" svg:height="3cm" svg:x="0.5cm" svg:y="8.1cm" presentation:class="outline" presentation:user-transformed="true">
          <draw:text-box>
            <text:p text:style-name="P14"><text:span text:style-name="T9">public class Calc extends Application {</text:span></text:p>
            <text:p text:style-name="P14"><text:span text:style-name="T9"><text:s text:c="2"/></text:span><text:span text:style-name="T9">public Document </text:span><text:span text:style-name="T10">createDocument</text:span><text:span text:style-name="T9">() { return new Spreadsheet(); }</text:span></text:p>
            <text:p text:style-name="P14"><text:span text:style-name="T9"><text:s text:c="2"/></text:span><text:span text:style-name="T9">...</text:span></text:p>
            <text:p text:style-name="P14"><text:span text:style-name="T9">}</text:span></text:p>
          </draw:text-box>
        </draw:frame>
        <draw:frame presentation:style-name="pr15" draw:text-style-name="P15" draw:layer="layout" svg:width="27cm" svg:height="3cm" svg:x="0.5cm" svg:y="11cm" presentation:class="outline" presentation:user-transformed="true">
          <draw:text-box>
            <text:p text:style-name="P14"><text:span text:style-name="T9">public class Impress extends Application {</text:span></text:p>
            <text:p text:style-name="P14"><text:span text:style-name="T9"><text:s text:c="2"/></text:span><text:span text:style-name="T9">public Document </text:span><text:span text:style-name="T10">createDocument</text:span><text:span text:style-name="T9">() { return new Presentation(); }</text:span></text:p>
            <text:p text:style-name="P14"><text:span text:style-name="T9"><text:s text:c="2"/></text:span><text:span text:style-name="T9">...</text:span></text:p>
            <text:p text:style-name="P14"><text:span text:style-name="T9">}</text:span></text:p>
            <text:p text:style-name="P14"><text:span text:style-name="T9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Factory Method Evaluated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Advantages</text:p>
                <text:list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Creation code is not centralized any long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Abstract Factory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enario 3: File-type → Document (v2)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lient is run-time environment, e.g. desktop</text:p>
              </text:list-item>
              <text:list-item>
                <text:p>Wants to create document for given file</text:p>
              </text:list-item>
              <text:list-item>
                <text:p>Wants to add new Document types in one pla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pplication Document Factory</text:p>
          </draw:text-box>
        </draw:frame>
        <draw:frame draw:style-name="gr2" draw:text-style-name="P11" draw:layer="layout" svg:width="16.274cm" svg:height="11.5cm" svg:x="5.863cm" svg:y="2.25cm" presentation:class="graphic">
          <draw:image xlink:href="Pictures/10000000000002EE000002121D1EEB1AF2AF1C1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bstract Factory Applied</text:p>
          </draw:text-box>
        </draw:frame>
        <draw:frame presentation:style-name="pr15" draw:text-style-name="P17" draw:layer="layout" svg:width="27cm" svg:height="4cm" svg:x="0.5cm" svg:y="2.25cm" presentation:class="outline" presentation:user-transformed="true">
          <draw:text-box>
            <text:p text:style-name="P16"><text:span text:style-name="T9">public interface AppDocFactory {</text:span></text:p>
            <text:p text:style-name="P16"><text:span text:style-name="T9"><text:s text:c="2"/></text:span><text:span text:style-name="T9">public Application </text:span><text:span text:style-name="T10">createFrom</text:span><text:span text:style-name="T9">(Document doc);</text:span></text:p>
            <text:p text:style-name="P16"><text:span text:style-name="T9"><text:s text:c="2"/></text:span><text:span text:style-name="T9">public Document </text:span><text:span text:style-name="T10">createFrom</text:span><text:span text:style-name="T9">(File file);</text:span></text:p>
            <text:p text:style-name="P16"><text:span text:style-name="T9"><text:s text:c="2"/></text:span><text:span text:style-name="T9">... </text:span></text:p>
            <text:p text:style-name="P16"><text:span text:style-name="T9">}</text:span></text:p>
          </draw:text-box>
        </draw:frame>
        <draw:frame presentation:style-name="pr15" draw:text-style-name="P18" draw:layer="layout" svg:width="27cm" svg:height="7.5cm" svg:x="0.5cm" svg:y="6.25cm" presentation:class="outline" presentation:user-transformed="true">
          <draw:text-box>
            <text:p text:style-name="P16"><text:span text:style-name="T11">public class DefaultAppDocFactory implements AppDocFactory {</text:span></text:p>
            <text:p text:style-name="P16"><text:span text:style-name="T11"><text:s text:c="2"/></text:span><text:span text:style-name="T11">...</text:span></text:p>
            <text:p text:style-name="P16"><text:span text:style-name="T11"/></text:p>
            <text:p text:style-name="P16"><text:span text:style-name="T11"><text:s text:c="2"/></text:span><text:span text:style-name="T11">public Document </text:span><text:span text:style-name="T12">createFrom</text:span><text:span text:style-name="T11">(File file) {</text:span></text:p>
            <text:p text:style-name="P16"><text:span text:style-name="T11"><text:s text:c="4"/></text:span><text:span text:style-name="T11">String fileType = file.getFileType();</text:span></text:p>
            <text:p text:style-name="P16"><text:span text:style-name="T11"><text:s text:c="4"/></text:span><text:span text:style-name="T11">if (fileType.equals("odt")) {</text:span></text:p>
            <text:p text:style-name="P12"><text:span text:style-name="T11"><text:s text:c="6"/></text:span><text:span text:style-name="T11">result = new TextDocument();</text:span></text:p>
            <text:p text:style-name="P12"><text:span text:style-name="T11"><text:s text:c="4"/></text:span><text:span text:style-name="T11">} else if ...</text:span></text:p>
            <text:p text:style-name="P12"><text:span text:style-name="T11"/></text:p>
            <text:p text:style-name="P12"><text:span text:style-name="T11"><text:s text:c="4"/></text:span><text:span text:style-name="T11">return result;</text:span></text:p>
            <text:p text:style-name="P12"><text:span text:style-name="T11"><text:s text:c="2"/></text:span><text:span text:style-name="T11">}</text:span></text:p>
            <text:p text:style-name="P12"><text:span text:style-name="T11"><text:s text:c="2"/></text:span><text:span text:style-name="T11">...</text:span></text:p>
            <text:p text:style-name="P12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Abstract Factory Evaluated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ier to extend (than v1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er to understa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Factories are versatile, advantages and disadvantages depend on further choices like</text:p>
                    <text:list>
                      <text:list-item>
                        <text:p>how to implement the creation method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Product Trader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enario 4: Document → Applicat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lient is run-time environment, e.g. desktop</text:p>
              </text:list-item>
              <text:list-item>
                <text:p>Wants to create application for given document</text:p>
              </text:list-item>
              <text:list-item>
                <text:p>Wants to add new Application types in one pla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duct Trader Applied 1 / 2</text:p>
          </draw:text-box>
        </draw:frame>
        <draw:frame presentation:style-name="pr15" draw:text-style-name="P17" draw:layer="layout" svg:width="27cm" svg:height="4cm" svg:x="0.5cm" svg:y="2.25cm" presentation:class="outline" presentation:user-transformed="true">
          <draw:text-box>
            <text:p text:style-name="P16"><text:span text:style-name="T9">public interface AppDocFactory {</text:span></text:p>
            <text:p text:style-name="P16"><text:span text:style-name="T9"><text:s text:c="2"/></text:span><text:span text:style-name="T9">public void </text:span><text:span text:style-name="T10">registerApplicationClass</text:span><text:span text:style-name="T9">(Class dc, Class ac);</text:span></text:p>
            <text:p text:style-name="P16"><text:span text:style-name="T9"><text:s text:c="2"/></text:span><text:span text:style-name="T9">public Application </text:span><text:span text:style-name="T10">createFrom</text:span><text:span text:style-name="T9">(Document doc);</text:span></text:p>
            <text:p text:style-name="P16"><text:span text:style-name="T9"><text:s text:c="2"/></text:span><text:span text:style-name="T9">...</text:span></text:p>
            <text:p text:style-name="P16"><text:span text:style-name="T9">}</text:span></text:p>
          </draw:text-box>
        </draw:frame>
        <draw:frame presentation:style-name="pr15" draw:text-style-name="P17" draw:layer="layout" svg:width="27cm" svg:height="7.5cm" svg:x="0.5cm" svg:y="6.25cm" presentation:class="outline" presentation:user-transformed="true">
          <draw:text-box>
            <text:p text:style-name="P16"><text:span text:style-name="T9">public class DefaultAppDocFactory implements AppDocFactory {</text:span></text:p>
            <text:p text:style-name="P16"><text:span text:style-name="T9"/></text:p>
            <text:p text:style-name="P16"><text:span text:style-name="T9"><text:s text:c="2"/></text:span><text:span text:style-name="T9">Map&lt;Class, Class&gt; appClasses = new HashMap&lt;Class, Class&gt;();</text:span></text:p>
            <text:p text:style-name="P16"><text:span text:style-name="T9"><text:s text:c="2"/></text:span><text:span text:style-name="T9">static {</text:span></text:p>
            <text:p text:style-name="P16"><text:span text:style-name="T9"><text:s text:c="4"/></text:span><text:span text:style-name="T9">appClasses.put(TextDocument.class, Writer.class);</text:span></text:p>
            <text:p text:style-name="P16"><text:span text:style-name="T9"><text:s text:c="4"/></text:span><text:span text:style-name="T9">appClasses.put(Spreadsheet.class, Calc.class);</text:span></text:p>
            <text:p text:style-name="P16"><text:span text:style-name="T9"><text:s text:c="4"/></text:span><text:span text:style-name="T9">appClasses.put(Presentation.class, Impress.class);</text:span></text:p>
            <text:p text:style-name="P16"><text:span text:style-name="T9"><text:s text:c="2"/></text:span><text:span text:style-name="T9">}</text:span></text:p>
            <text:p text:style-name="P16"><text:span text:style-name="T9"/></text:p>
            <text:p text:style-name="P16"><text:span text:style-name="T9"><text:s text:c="2"/></text:span><text:span text:style-name="T9">...</text:span></text:p>
            <text:p text:style-name="P16"><text:span text:style-name="T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duct Trader Applied 2 / 2</text:p>
          </draw:text-box>
        </draw:frame>
        <draw:frame presentation:style-name="pr15" draw:text-style-name="P18" draw:layer="layout" svg:width="27cm" svg:height="11.5cm" svg:x="0.5cm" svg:y="2.25cm" presentation:class="outline">
          <draw:text-box>
            <text:p text:style-name="P16"><text:span text:style-name="T11">public class DefaultAppDocFactory implements AppDocFactory {</text:span></text:p>
            <text:p text:style-name="P16"><text:span text:style-name="T11"/></text:p>
            <text:p text:style-name="P16"><text:span text:style-name="T11"><text:s text:c="2"/></text:span><text:span text:style-name="T11">Map&lt;Class, Class&gt; appClasses = new HashMap&lt;Class, Class&gt;();</text:span></text:p>
            <text:p text:style-name="P16"><text:span text:style-name="T11"><text:s text:c="2"/></text:span><text:span text:style-name="T11">public void </text:span><text:span text:style-name="T12">registerApplicationClass</text:span><text:span text:style-name="T11">(Class dc, Class ac) {</text:span></text:p>
            <text:p text:style-name="P16"><text:span text:style-name="T11"><text:s text:c="4"/></text:span><text:span text:style-name="T11">assert (dc != null) &amp;&amp; (ac != null);</text:span></text:p>
            <text:p text:style-name="P16"><text:span text:style-name="T11"><text:s text:c="4"/></text:span><text:span text:style-name="T11">appClasses.put(dc, ac);</text:span></text:p>
            <text:p text:style-name="P16"><text:span text:style-name="T11"><text:s text:c="2"/></text:span><text:span text:style-name="T11">}</text:span></text:p>
            <text:p text:style-name="P16"><text:span text:style-name="T11"/></text:p>
            <text:p text:style-name="P16"><text:span text:style-name="T11"><text:s text:c="2"/></text:span><text:span text:style-name="T11">public Application </text:span><text:span text:style-name="T12">createFrom</text:span><text:span text:style-name="T11">(Document doc) {</text:span></text:p>
            <text:p text:style-name="P16"><text:span text:style-name="T11"><text:s text:c="4"/></text:span><text:span text:style-name="T11">Class appClass = appClasses.get(doc.getClass());</text:span></text:p>
            <text:p text:style-name="P16"><text:span text:style-name="T11"><text:s text:c="4"/></text:span><text:span text:style-name="T11">assert appClass != null;</text:span></text:p>
            <text:p text:style-name="P16"><text:span text:style-name="T11"><text:s text:c="4"/></text:span><text:span text:style-name="T11">return </text:span><text:span text:style-name="T12">createInstance</text:span><text:span text:style-name="T11">(appClass);</text:span></text:p>
            <text:p text:style-name="P16"><text:span text:style-name="T11"><text:s text:c="2"/></text:span><text:span text:style-name="T11">}</text:span></text:p>
            <text:p text:style-name="P16"><text:span text:style-name="T11"/></text:p>
            <text:p text:style-name="P16"><text:span text:style-name="T11"><text:s text:c="2"/></text:span><text:span text:style-name="T11">protected Application </text:span><text:span text:style-name="T12">createInstance</text:span><text:span text:style-name="T11">(Class ac) {</text:span></text:p>
            <text:p text:style-name="P16"><text:span text:style-name="T11"><text:s text:c="4"/></text:span><text:span text:style-name="T11">... </text:span></text:p>
            <text:p text:style-name="P16"><text:span text:style-name="T11"><text:s text:c="2"/></text:span><text:span text:style-name="T11">}</text:span></text:p>
            <text:p text:style-name="P16"><text:span text:style-name="T11"/></text:p>
            <text:p text:style-name="P16"><text:span text:style-name="T11"><text:s text:c="2"/></text:span><text:span text:style-name="T11">...</text:span></text:p>
            <text:p text:style-name="P16"><text:span text:style-name="T11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duct Trader Evaluated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understand</text:p>
                  </text:list-item>
                  <text:list-item>
                    <text:p>Hard to debu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dditional notes</text:p>
                <text:list>
                  <text:list-item>
                    <text:p>Product Trader delays everything until runtime</text:p>
                  </text:list-item>
                  <text:list-item>
                    <text:p>May be viewed as just a complex (abstract)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Prototype (Cloning)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cenario 5: File-type → Document (v3)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Client is run-time environment, e.g. desktop</text:p>
              </text:list-item>
              <text:list-item>
                <text:p>Wants to create document for given file type</text:p>
              </text:list-item>
              <text:list-item>
                <text:p>Wants to add new Document types in one place</text:p>
              </text:list-item>
              <text:list-item>
                <text:p>Wants to initialize complex but default docum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totype Applied 1 / 2</text:p>
          </draw:text-box>
        </draw:frame>
        <draw:frame presentation:style-name="pr15" draw:text-style-name="P17" draw:layer="layout" svg:width="27cm" svg:height="11.5cm" svg:x="0.5cm" svg:y="2.25cm" presentation:class="outline" presentation:user-transformed="true">
          <draw:text-box>
            <text:p text:style-name="P16"><text:span text:style-name="T9">public interface AppDocFactory {</text:span></text:p>
            <text:p text:style-name="P16"><text:span text:style-name="T9"><text:s text:c="2"/></text:span><text:span text:style-name="T9">public void </text:span><text:span text:style-name="T10">registerDocumentPrototype</text:span><text:span text:style-name="T9">(FileType ft, Document </text:span><text:span text:style-name="T9">doc);</text:span></text:p>
            <text:p text:style-name="P16"><text:span text:style-name="T9"><text:s text:c="2"/></text:span><text:span text:style-name="T9">public Document </text:span><text:span text:style-name="T10">createFrom</text:span><text:span text:style-name="T9">(FileType ft);</text:span></text:p>
            <text:p text:style-name="P16"><text:span text:style-name="T9"><text:s text:c="2"/></text:span><text:span text:style-name="T9">...</text:span></text:p>
            <text:p text:style-name="P16"><text:span text:style-name="T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totype Applied 2 / 2</text:p>
          </draw:text-box>
        </draw:frame>
        <draw:frame presentation:style-name="pr15" draw:text-style-name="P17" draw:layer="layout" svg:width="27cm" svg:height="11.5cm" svg:x="0.5cm" svg:y="2.25cm" presentation:class="outline" presentation:user-transformed="true">
          <draw:text-box>
            <text:p text:style-name="P16"><text:span text:style-name="T9">public class DefaultAppDocFactory implements AppDocFactory {</text:span></text:p>
            <text:p text:style-name="P16"><text:span text:style-name="T13"/></text:p>
            <text:p text:style-name="P16"><text:span text:style-name="T9"/></text:p>
            <text:p text:style-name="P16"><text:span text:style-name="T9"><text:s text:c="2"/></text:span><text:span text:style-name="T9">Map&lt;String, Document&gt; docProtos = new HashMap&lt;String, </text:span><text:span text:style-name="T9">Document&gt;();</text:span></text:p>
            <text:p text:style-name="P16"><text:span text:style-name="T9"><text:s text:c="2"/></text:span><text:span text:style-name="T9">public void </text:span><text:span text:style-name="T10">registerDocumentPrototype</text:span><text:span text:style-name="T9">(FileType ft, Document </text:span><text:span text:style-name="T9">doc) {</text:span></text:p>
            <text:p text:style-name="P16"><text:span text:style-name="T9"><text:s text:c="4"/></text:span><text:span text:style-name="T9">assert (ft != null) &amp;&amp; (doc != null);</text:span></text:p>
            <text:p text:style-name="P16"><text:span text:style-name="T9"><text:s text:c="4"/></text:span><text:span text:style-name="T9">docProtos.put(ft, doc);</text:span></text:p>
            <text:p text:style-name="P16"><text:span text:style-name="T9"><text:s text:c="2"/></text:span><text:span text:style-name="T9">}</text:span></text:p>
            <text:p text:style-name="P16"><text:span text:style-name="T9"/></text:p>
            <text:p text:style-name="P16"><text:span text:style-name="T9"><text:s text:c="2"/></text:span><text:span text:style-name="T9">public Document </text:span><text:span text:style-name="T10">createFrom</text:span><text:span text:style-name="T9">(FileType ft) {</text:span></text:p>
            <text:p text:style-name="P16"><text:span text:style-name="T9"><text:s text:c="4"/></text:span><text:span text:style-name="T9">Document prototype = docProtos.get(ft);</text:span></text:p>
            <text:p text:style-name="P16"><text:span text:style-name="T9"><text:s text:c="4"/></text:span><text:span text:style-name="T9">assert (prototype != null) &amp;&amp; (prototype.isCloneable());</text:span></text:p>
            <text:p text:style-name="P16"><text:span text:style-name="T9"><text:s text:c="4"/></text:span><text:span text:style-name="T9">return prototype.clone();</text:span></text:p>
            <text:p text:style-name="P16"><text:span text:style-name="T9"><text:s text:c="2"/></text:span><text:span text:style-name="T9">}</text:span></text:p>
            <text:p text:style-name="P16"><text:span text:style-name="T9"/></text:p>
            <text:p text:style-name="P16"><text:span text:style-name="T9"><text:s text:c="2"/></text:span><text:span text:style-name="T9">... </text:span></text:p>
            <text:p text:style-name="P16"><text:span text:style-name="T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totype Evaluated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Advantages</text:p>
                <text:list>
                  <text:list-item>
                    <text:p>Easy to read</text:p>
                  </text:list-item>
                  <text:list-item>
                    <text:p>Easy to change</text:p>
                  </text:list-item>
                  <text:list-item>
                    <text:p>Easy to exten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isadvantages</text:p>
                <text:list>
                  <text:list-item>
                    <text:p>Hard to underst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1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Object Creation Reviewed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blems with Using Design Pattern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Many design patterns address multiple issues at once, e.g.</text:p>
                <text:list>
                  <text:list-item>
                    <text:p>Factory method: Creation method and subclassing for configuration</text:p>
                  </text:list-item>
                  <text:list-item>
                    <text:p>Abstract factory: Factory object and subclassing for configuration</text:p>
                  </text:list-item>
                  <text:list-item>
                    <text:p>Prototype: Creation configuration and complex object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Process for Object Creat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Use your experienc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a pattern languag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hoose from design space</text:p>
                <text:list>
                  <text:list-item>
                    <text:p>Delegation (of object creation)</text:p>
                  </text:list-item>
                  <text:list-item>
                    <text:p>Selection (of concrete class)</text:p>
                  </text:list-item>
                  <text:list-item>
                    <text:p>Configuration (of class mapping)</text:p>
                  </text:list-item>
                  <text:list-item>
                    <text:p>Instantiation (of concrete class)</text:p>
                  </text:list-item>
                  <text:list-item>
                    <text:p>Initialization (of new object)</text:p>
                  </text:list-item>
                  <text:list-item>
                    <text:p>Building (of object struc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Object Creation Model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Space for Object Creation</text:p>
          </draw:text-box>
        </draw:frame>
        <draw:frame presentation:style-name="pr17" draw:text-style-name="P8" draw:layer="layout" svg:width="27cm" svg:height="11.5cm" svg:x="0.5cm" svg:y="2.25cm" presentation:class="subtitle">
          <draw:text-box>
            <text:list text:style-name="L7">
              <text:list-item>
                <text:p text:style-name="P7"><text:span text:style-name="T1">Delegation </text:span><text:span text:style-name="T14">of object creation</text:span></text:p>
              </text:list-item>
              <text:list-item>
                <text:p text:style-name="P7"><text:span text:style-name="T1">Selection </text:span><text:span text:style-name="T14">of concrete class</text:span></text:p>
              </text:list-item>
              <text:list-item>
                <text:p text:style-name="P7"><text:span text:style-name="T1">Configuration </text:span><text:span text:style-name="T14">of class mapping</text:span></text:p>
              </text:list-item>
              <text:list-item>
                <text:p text:style-name="P7"><text:span text:style-name="T15">I</text:span><text:span text:style-name="T1">nstantiation </text:span><text:span text:style-name="T14">of concrete class</text:span></text:p>
              </text:list-item>
              <text:list-item>
                <text:p text:style-name="P7"><text:span text:style-name="T1">Initialization </text:span><text:span text:style-name="T14">of new object</text:span></text:p>
              </text:list-item>
              <text:list-item>
                <text:p text:style-name="P7"><text:span text:style-name="T1">Building</text:span><text:span text:style-name="T14"> of object struc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tails of Design Space for Object Creat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16">Delegation</text:span> (Who gets to create the object?)</text:p>
                <text:list>
                  <text:list-item>
                    <text:p>on-the-spot, this-object, separate-objec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7"/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Selection</text:span> (How is the concrete class selected?)</text:p>
                <text:list>
                  <text:list-item>
                    <text:p>on-the-spot, by-switch-case, by-subclassing, by-colocating, by-mapping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Configuration</text:span> (How is a class mapping configured?)</text:p>
                <text:list>
                  <text:list-item>
                    <text:p>in-code, by-annotation, by-configuration-fil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Instantiation</text:span> (How is the concrete class instantiated?)</text:p>
                <text:list>
                  <text:list-item>
                    <text:p>in-code, by-class-object, by-prototype, by-function-objec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Initialization</text:span> (How is the new object initialized?)</text:p>
                <text:list>
                  <text:list-item>
                    <text:p>default, by-cloning, by-fixed-signature, by-key-value-pairs, in-second-step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Building</text:span> (How is the object structure built?)</text:p>
                <text:list>
                  <text:list-item>
                    <text:p>default, by-cloning, by-buil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1. Delegation of Object Creat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18">On-the-spot</text:span></text:p>
                <text:list>
                  <text:list-item>
                    <text:p>Definition: Hard-code in client code</text:p>
                  </text:list-item>
                  <text:list-item>
                    <text:p>Use: If product class is unlikely to change, ever</text:p>
                  </text:list-item>
                </text:list>
              </text:list-item>
              <text:list-item>
                <text:p>By delegating to <text:span text:style-name="T18">this-object</text:span></text:p>
                <text:list>
                  <text:list-item>
                    <text:p>Definition: Delegate to separate (creation) method</text:p>
                  </text:list-item>
                  <text:list-item>
                    <text:p>Use: If this class has multiple places that need this type of new object</text:p>
                  </text:list-item>
                </text:list>
              </text:list-item>
              <text:list-item>
                <text:p>By delegating to a <text:span text:style-name="T18">separate-object</text:span></text:p>
                <text:list>
                  <text:list-item>
                    <text:p>Definition: Delegate to a separate (factory) object</text:p>
                  </text:list-item>
                  <text:list-item>
                    <text:p>Use: If many places in the system need to create new objects of this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2. Selection of Concrete Class</text:p>
          </draw:text-box>
        </draw:frame>
        <draw:frame presentation:style-name="pr18" draw:text-style-name="P19" draw:layer="layout" svg:width="27cm" svg:height="11.5cm" svg:x="0.5cm" svg:y="2.25cm" presentation:class="outline">
          <draw:text-box>
            <text:list text:style-name="L6">
              <text:list-item>
                <text:p><text:span text:style-name="T18">On-the-spot</text:span></text:p>
                <text:list>
                  <text:list-item>
                    <text:p>Definition: Hard-code in place (whether this method, this class or factory) </text:p>
                  </text:list-item>
                  <text:list-item>
                    <text:p>Use: If there is no need for varying the concrete class, ever</text:p>
                  </text:list-item>
                </text:list>
              </text:list-item>
              <text:list-item>
                <text:p><text:span text:style-name="T18">By-switch-case </text:span>statement</text:p>
                <text:list>
                  <text:list-item>
                    <text:p>Definition: Hard-code in place using switch/case statement</text:p>
                  </text:list-item>
                  <text:list-item>
                    <text:p>Use: If there are multiple options, none of which changes, ever</text:p>
                  </text:list-item>
                </text:list>
              </text:list-item>
              <text:list-item>
                <text:p><text:span text:style-name="T18">By-subclassing</text:span></text:p>
                <text:list>
                  <text:list-item>
                    <text:p>Definition: Select concrete class by delegating to subclass</text:p>
                  </text:list-item>
                  <text:list-item>
                    <text:p>Use: If you need a family and dual hierarchies need to be satisfied</text:p>
                  </text:list-item>
                </text:list>
              </text:list-item>
              <text:list-item>
                <text:p><text:span text:style-name="T18">By-colocating</text:span></text:p>
                <text:list>
                  <text:list-item>
                    <text:p>Definition: Select concrete class as part of a family selection</text:p>
                  </text:list-item>
                  <text:list-item>
                    <text:p>Use: If your concrete class is part of a family of co-dependent classes</text:p>
                  </text:list-item>
                </text:list>
              </text:list-item>
              <text:list-item>
                <text:p><text:span text:style-name="T18">By-mapping</text:span></text:p>
                <text:list>
                  <text:list-item>
                    <text:p>Definition: Look-up concrete class as part of some spec → class mapping</text:p>
                  </text:list-item>
                  <text:list-item>
                    <text:p>Use: If your concrete class needs to be configurable at runtim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3. Configuration of Class Mapping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18">In-code</text:span></text:p>
                <text:list>
                  <text:list-item>
                    <text:p>Definition: Hard-code mapping in configuration method</text:p>
                  </text:list-item>
                  <text:list-item>
                    <text:p>Use: If you need a mapping, but it is unlikely to change, ever</text:p>
                  </text:list-item>
                </text:list>
              </text:list-item>
              <text:list-item>
                <text:p><text:span text:style-name="T18">By-annotation</text:span></text:p>
                <text:list>
                  <text:list-item>
                    <text:p>Definition: Use annotations to (incrementally) configure mapping</text:p>
                  </text:list-item>
                  <text:list-item>
                    <text:p>Use: If your mapping is small and does not need to be centralized</text:p>
                  </text:list-item>
                </text:list>
              </text:list-item>
              <text:list-item>
                <text:p><text:span text:style-name="T18">By-configuration-file</text:span></text:p>
                <text:list>
                  <text:list-item>
                    <text:p>Definition: Read mapping from configuration file</text:p>
                  </text:list-item>
                  <text:list-item>
                    <text:p>Use: If you need to manage large and changing mapp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4. Instantiation of Concrete Clas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18">In-code</text:span></text:p>
                <text:list>
                  <text:list-item>
                    <text:p>Definition: Call constructor (new) directly</text:p>
                  </text:list-item>
                  <text:list-item>
                    <text:p>Use: If there is no need for configuration</text:p>
                  </text:list-item>
                </text:list>
              </text:list-item>
              <text:list-item>
                <text:p><text:span text:style-name="T18">By-class-object</text:span></text:p>
                <text:list>
                  <text:list-item>
                    <text:p>Definition: Represent each concrete class using its class object</text:p>
                  </text:list-item>
                  <text:list-item>
                    <text:p>Use: If you don’t need specialized initialization </text:p>
                  </text:list-item>
                </text:list>
              </text:list-item>
              <text:list-item>
                <text:p><text:span text:style-name="T18">By-prototype</text:span></text:p>
                <text:list>
                  <text:list-item>
                    <text:p>Definition: Represent each concrete class using a prototype (object)</text:p>
                  </text:list-item>
                  <text:list-item>
                    <text:p>Use: If you don’t need specialized initialization and don’t have class objects</text:p>
                  </text:list-item>
                </text:list>
              </text:list-item>
              <text:list-item>
                <text:p><text:span text:style-name="T18">By-function-object</text:span></text:p>
                <text:list>
                  <text:list-item>
                    <text:p>Definition: Represent each concrete class using a function object</text:p>
                  </text:list-item>
                  <text:list-item>
                    <text:p>Use: If you need specialized initialization or don’t have class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5. Initialization of New Object</text:p>
          </draw:text-box>
        </draw:frame>
        <draw:frame presentation:style-name="pr18" draw:text-style-name="P19" draw:layer="layout" svg:width="27cm" svg:height="11.5cm" svg:x="0.5cm" svg:y="2.25cm" presentation:class="outline">
          <draw:text-box>
            <text:list text:style-name="L6">
              <text:list-item>
                <text:p><text:span text:style-name="T18">Default</text:span></text:p>
                <text:list>
                  <text:list-item>
                    <text:p>Definition: Provide a fixed (default) field assignment in constructor</text:p>
                  </text:list-item>
                  <text:list-item>
                    <text:p>Use: If there is no need for client-specific initialization (or it can be done later)</text:p>
                  </text:list-item>
                </text:list>
              </text:list-item>
              <text:list-item>
                <text:p><text:span text:style-name="T18">By-cloning</text:span></text:p>
                <text:list>
                  <text:list-item>
                    <text:p>Definition: Provide a fixed field assignment by cloning a prototype</text:p>
                  </text:list-item>
                  <text:list-item>
                    <text:p>Use: If there is no need for a client-specific initialization</text:p>
                  </text:list-item>
                </text:list>
              </text:list-item>
              <text:list-item>
                <text:p><text:span text:style-name="T18">By-fixed-signature</text:span></text:p>
                <text:list>
                  <text:list-item>
                    <text:p>Definition: Provide a field assignment using a fixed method signature</text:p>
                  </text:list-item>
                  <text:list-item>
                    <text:p>Use: If you can channel everything though a fixed method signature</text:p>
                  </text:list-item>
                </text:list>
              </text:list-item>
              <text:list-item>
                <text:p><text:span text:style-name="T18">By-key-value-pair</text:span> list</text:p>
                <text:list>
                  <text:list-item>
                    <text:p>Definition: Provide a field assignment using a variable argument list</text:p>
                  </text:list-item>
                  <text:list-item>
                    <text:p>Use: If considerable variation is possible and needed in object initialization</text:p>
                  </text:list-item>
                </text:list>
              </text:list-item>
              <text:list-item>
                <text:p><text:span text:style-name="T18">In-second-step</text:span></text:p>
                <text:list>
                  <text:list-item>
                    <text:p>Definition: Push back object initialization to client until after creation finished</text:p>
                  </text:list-item>
                  <text:list-item>
                    <text:p>Use: If there is too much variation in the initialization argu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6. Building of Object Structur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18">Default</text:span></text:p>
                <text:list>
                  <text:list-item>
                    <text:p>Definition: Let the new object create any dependent object structure</text:p>
                  </text:list-item>
                  <text:list-item>
                    <text:p>Use: If the client wants no say in creating any dependent objects</text:p>
                  </text:list-item>
                </text:list>
              </text:list-item>
              <text:list-item>
                <text:p><text:span text:style-name="T18">By-cloning</text:span></text:p>
                <text:list>
                  <text:list-item>
                    <text:p>Definition: Create the desired object structure by cloning a prototype</text:p>
                  </text:list-item>
                  <text:list-item>
                    <text:p>Use: If someone else needs to define the object structure for the client</text:p>
                  </text:list-item>
                </text:list>
              </text:list-item>
              <text:list-item>
                <text:p><text:span text:style-name="T18">By-building</text:span></text:p>
                <text:list>
                  <text:list-item>
                    <text:p>Definition: Create the desired object structure by building it piece-by-piece</text:p>
                  </text:list-item>
                  <text:list-item>
                    <text:p>Use: If the client needs to direct the building of a complex object stru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Patterns and Design Space</text:p>
          </draw:text-box>
        </draw:frame>
        <draw:frame draw:style-name="gr2" draw:text-style-name="P11" draw:layer="layout" svg:width="20.48cm" svg:height="13cm" svg:x="3.76cm" svg:y="2.25cm" presentation:class="graphic" presentation:user-transformed="true">
          <draw:image xlink:href="Pictures/10000001000005D6000003B4941329B0A8794F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Object creation patterns</text:p>
                <text:list>
                  <text:list-item>
                    <text:p>Several patterns, definitions, examples</text:p>
                    <text:list>
                      <text:list-item>
                        <text:p>Switch / case</text:p>
                      </text:list-item>
                      <text:list-item>
                        <text:p>Factory method</text:p>
                      </text:list-item>
                      <text:list-item>
                        <text:p>Abstract factory</text:p>
                      </text:list-item>
                      <text:list-item>
                        <text:p>Product trader</text:p>
                      </text:list-item>
                      <text:list-item>
                        <text:p>Prototype</text:p>
                      </text:list-item>
                      <text:list-item>
                        <text:p>Build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nstituting a design 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9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21" draw:layer="layout" svg:width="20cm" svg:height="4cm" svg:x="0cm" svg:y="11.75cm">
          <draw:text-box>
            <text:p text:style-name="P20"><text:span text:style-name="T19">DR</text:span></text:p>
          </draw:text-box>
        </draw:frame>
        <draw:frame presentation:style-name="pr20" draw:text-style-name="P22" draw:layer="layout" svg:width="27cm" svg:height="7cm" svg:x="0.5cm" svg:y="8cm">
          <draw:text-box>
            <text:p text:style-name="P2"><text:span text:style-name="T20"><text:a xlink:href="mailto:dirk.riehle@fau.de" xlink:type="simple">dirk.riehle@fau.de</text:a></text:span><text:span text:style-name="T20"><text:s/>– </text:span><text:span text:style-name="T20"><text:a xlink:href="https://oss.cs.fau.de/" xlink:type="simple">https://oss.cs.fau.de</text:a></text:span></text:p>
            <text:p text:style-name="P2"><text:span text:style-name="T21"><text:a xlink:href="mailto:dirk@riehle.org" xlink:type="simple">dirk@riehle.org</text:a></text:span><text:span text:style-name="T21"><text:s/>– </text:span><text:span text:style-name="T21"><text:a xlink:href="https://dirkriehle.com/" xlink:type="simple">https://dirkriehle.com</text:a></text:span><text:span text:style-name="T21"><text:s/>– </text:span><text:span text:style-name="T21"><text:a xlink:href="http://twitter.com/dirkriehle" xlink:type="simple">@dirkriehle</text:a></text:span></text:p>
            <text:p text:style-name="P2"><text:span text:style-name="T21"/></text:p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21" draw:text-style-name="P9" draw:layer="layout" svg:width="18cm" svg:height="13.5cm" svg:x="1.5cm" svg:y="15cm" presentation:class="notes">
            <draw:text-box>
              <text:p><text:span text:style-name="T22"><text:s/></text:span></text:p>
            </draw:text-box>
          </draw:frame>
        </presentation:notes>
      </draw:page>
      <draw:page draw:name="page4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1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6">
              <text:list-item>
                <text:p>Original version</text:p>
                <text:list>
                  <text:list-item>
                    <text:p>© 2012-2021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modern" style:font-pitch="variable"/>
    <style:font-face style:name="Arial4" svg:font-family="Arial" style:font-pitch="variable"/>
    <style:font-face style:name="Courier 10 Pitch" svg:font-family="'Courier 10 Pitch'" style:font-pitch="fixed"/>
    <style:font-face style:name="Courier 10 Pitch1" svg:font-family="'Courier 10 Pitch'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43:40.877241392</meta:creation-date>
    <meta:editing-duration>PT26M38S</meta:editing-duration>
    <meta:editing-cycles>9</meta:editing-cycles>
    <meta:generator>LibreOffice/7.2.0.4$Linux_X86_64 LibreOffice_project/fa0a9af5681a0acc7909a705f92c1ada8a658552</meta:generator>
    <dc:date>2021-09-10T14:55:41.039737347</dc:date>
    <dc:creator>Dirk Riehle</dc:creator>
    <meta:document-statistic meta:object-count="243"/>
  </office:meta>
</office:document-meta>
</file>